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3883" officeooo:paragraph-rsid="00203883" style:font-weight-asian="bold" style:font-weight-complex="bold"/>
    </style:style>
    <style:style style:name="P2" style:family="paragraph" style:parent-style-name="Standard">
      <style:text-properties officeooo:paragraph-rsid="001f9af4"/>
    </style:style>
    <style:style style:name="P3" style:family="paragraph" style:parent-style-name="Standard">
      <style:text-properties officeooo:paragraph-rsid="001f9af4"/>
    </style:style>
    <style:style style:name="P4" style:family="paragraph" style:parent-style-name="Standard">
      <style:text-properties fo:font-weight="bold" officeooo:rsid="00215c93" officeooo:paragraph-rsid="00215c93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Statistics mean mode median</text:p>
      <text:p text:style-name="P2">#include &lt;iostream&gt;</text:p>
      <text:p text:style-name="P2">#include&lt;algorithm&gt;</text:p>
      <text:p text:style-name="P2">using namespace std;</text:p>
      <text:p text:style-name="P2">void mean(int arr[],int num){</text:p>
      <text:p text:style-name="P2"><text:s text:c="4"/>int sum = 0;</text:p>
      <text:p text:style-name="P2"><text:s text:c="3"/>for(int i = 0; i&lt;num; i++) {</text:p>
      <text:p text:style-name="P2"><text:s text:c="6"/>sum += arr[i];</text:p>
      <text:p text:style-name="P2"><text:s text:c="3"/>}</text:p>
      <text:p text:style-name="P2"><text:s text:c="3"/>cout&lt;&lt;"The mean of the given observation is "&lt;&lt;(float)sum/num;</text:p>
      <text:p text:style-name="P2">}</text:p>
      <text:p text:style-name="P2">void mode(int arr[],int num){</text:p>
      <text:p text:style-name="P2"><text:s text:c="5"/>int maxcount=0;</text:p>
      <text:p text:style-name="P2"><text:s text:c="2"/>int max_freq,l=0;</text:p>
      <text:p text:style-name="P2"><text:s text:c="2"/>for(int i=0;i&lt;num;i++){</text:p>
      <text:p text:style-name="P2"><text:s text:c="4"/>int count=0;</text:p>
      <text:p text:style-name="P2"><text:s text:c="4"/>for(int j=0;j&lt;num;j++){</text:p>
      <text:p text:style-name="P2"><text:s text:c="6"/>if(arr[i] == arr[j]){</text:p>
      <text:p text:style-name="P2"><text:s text:c="8"/>count++;</text:p>
      <text:p text:style-name="P2"><text:s text:c="4"/>}</text:p>
      <text:p text:style-name="P2"><text:s text:c="4"/>}</text:p>
      <text:p text:style-name="P2"><text:s text:c="4"/>if(count&gt;maxcount)</text:p>
      <text:p text:style-name="P2"><text:s text:c="4"/>{</text:p>
      <text:p text:style-name="P2"><text:s text:c="6"/>maxcount=count;</text:p>
      <text:p text:style-name="P2"><text:s text:c="6"/>max_freq = arr[i];</text:p>
      <text:p text:style-name="P2"><text:s text:c="4"/>}</text:p>
      <text:p text:style-name="P2"><text:s text:c="5"/>if(count==1){</text:p>
      <text:p text:style-name="P2"><text:s text:c="9"/>l++;</text:p>
      <text:p text:style-name="P2"><text:s text:c="5"/>}</text:p>
      <text:p text:style-name="P2"><text:s text:c="2"/>}</text:p>
      <text:p text:style-name="P2"><text:s text:c="2"/>l&gt;=num?cout&lt;&lt;"No mode for given observations ":cout&lt;&lt;" The mode of the given observation is "&lt;&lt; max_freq;</text:p>
      <text:p text:style-name="P2">}</text:p>
      <text:p text:style-name="P2">void meadian(int arr[],int num){</text:p>
      <text:p text:style-name="P2"><text:s text:c="5"/>num%2==0 ?cout&lt;&lt;" The median of the given observation is "&lt;&lt;arr[num/2] : cout&lt;&lt;" The median of the given observation is "</text:p>
      <text:p text:style-name="P2"><text:s text:c="5"/>&lt;&lt;(arr[(num - 1) / 2] + arr[num / 2]) / 2.0;</text:p>
      <text:p text:style-name="P2">}</text:p>
      <text:p text:style-name="P2"/>
      <text:p text:style-name="P2"/>
      <text:p text:style-name="P2">int main(){</text:p>
      <text:p text:style-name="P2"><text:s text:c="4"/>int num;</text:p>
      <text:p text:style-name="P2"><text:s text:c="4"/>cout&lt;&lt;"Enter the size of array ";</text:p>
      <text:p text:style-name="P2"><text:s text:c="4"/>cin&gt;&gt;num;</text:p>
      <text:p text:style-name="P2"><text:s text:c="4"/>int arr[num];</text:p>
      <text:p text:style-name="P2"><text:s text:c="4"/>cout&lt;&lt;"Enter the elements of array ";</text:p>
      <text:p text:style-name="P2"><text:s text:c="4"/>for(int i=0;i&lt;num;i++){</text:p>
      <text:p text:style-name="P2"><text:s text:c="8"/>cin&gt;&gt;arr[i];</text:p>
      <text:p text:style-name="P2"><text:s text:c="4"/>}</text:p>
      <text:p text:style-name="P2"><text:s text:c="4"/>char val;</text:p>
      <text:p text:style-name="P2"><text:s text:c="4"/>cout&lt;&lt;"Enter 'a' for mean "&lt;&lt;endl;</text:p>
      <text:p text:style-name="P2"><text:soft-page-break/><text:s text:c="5"/>cout&lt;&lt;"Enter 'b' for mode "&lt;&lt;endl;</text:p>
      <text:p text:style-name="P2"><text:s text:c="6"/>cout&lt;&lt;"Enter 'c' for meadian "&lt;&lt;endl;</text:p>
      <text:p text:style-name="P2"><text:s text:c="6"/>cout&lt;&lt;"Enter 'd' for meadian "&lt;&lt;endl;</text:p>
      <text:p text:style-name="P2"><text:s text:c="7"/></text:p>
      <text:p text:style-name="P2"><text:s text:c="8"/>cin&gt;&gt;val;</text:p>
      <text:p text:style-name="P2"><text:s text:c="4"/>switch (val)</text:p>
      <text:p text:style-name="P2"><text:s text:c="4"/>{</text:p>
      <text:p text:style-name="P2"><text:s text:c="4"/>case 'a':</text:p>
      <text:p text:style-name="P2"><text:s text:c="6"/>mean(arr,num);</text:p>
      <text:p text:style-name="P2"><text:s text:c="6"/>break;</text:p>
      <text:p text:style-name="P2"><text:s text:c="4"/>case 'b':</text:p>
      <text:p text:style-name="P2"><text:s text:c="6"/>mode(arr,num);</text:p>
      <text:p text:style-name="P2"><text:s text:c="6"/>break;</text:p>
      <text:p text:style-name="P2"><text:s text:c="4"/>case 'c':</text:p>
      <text:p text:style-name="P2"><text:s text:c="6"/>meadian(arr,num);</text:p>
      <text:p text:style-name="P2"><text:s text:c="6"/>break;</text:p>
      <text:p text:style-name="P2"><text:s text:c="6"/>case 'd':</text:p>
      <text:p text:style-name="P2"><text:s text:c="6"/>mean(arr,num);</text:p>
      <text:p text:style-name="P2"><text:s text:c="6"/>cout&lt;&lt;endl;</text:p>
      <text:p text:style-name="P2"><text:s text:c="6"/>mode(arr,num);</text:p>
      <text:p text:style-name="P2"><text:s text:c="6"/>cout&lt;&lt;endl;</text:p>
      <text:p text:style-name="P2"><text:s text:c="6"/>meadian(arr,num);</text:p>
      <text:p text:style-name="P2"><text:s text:c="6"/>break;</text:p>
      <text:p text:style-name="P2"><text:s text:c="6"/>default:</text:p>
      <text:p text:style-name="P2"><text:s text:c="6"/>cout &lt;&lt; "val is not correct ";</text:p>
      <text:p text:style-name="P2"><text:s text:c="6"/>break;</text:p>
      <text:p text:style-name="P2"><text:s text:c="4"/>}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30T12:13:34.013048796</meta:creation-date>
    <dc:date>2022-07-05T18:42:14.161693710</dc:date>
    <meta:editing-duration>PT1H38M2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75" meta:word-count="201" meta:character-count="1607" meta:non-whitespace-character-count="1169"/>
  </office:meta>
</office:document-meta>
</file>